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Verdana, sans-serif"/>
    <style:font-face style:name="Mangal1" svg:font-family="Mangal"/>
    <style:font-face style:name="Trebuchet MS" svg:font-family="'Trebuchet MS',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style:line-height-at-least="0.423cm" fo:text-align="start" style:justify-single-word="false" fo:orphans="2" fo:widows="2" fo:text-indent="0cm" style:auto-text-indent="false"/>
      <style:text-properties fo:font-variant="normal" fo:text-transform="none" fo:color="#444444" style:font-name="Helvetica" fo:font-size="9.75pt" fo:letter-spacing="normal" fo:font-style="normal" fo:font-weight="normal"/>
    </style:style>
    <style:style style:name="P2" style:family="paragraph" style:parent-style-name="Standard">
      <style:paragraph-properties fo:margin-left="0cm" fo:margin-right="0cm" fo:margin-top="0.049cm" fo:margin-bottom="0.049cm" style:contextual-spacing="false" style:line-height-at-least="0.423cm" fo:text-align="start" style:justify-single-word="false" fo:orphans="2" fo:widows="2" fo:text-indent="0cm" style:auto-text-indent="false"/>
      <style:text-properties fo:font-variant="normal" fo:text-transform="none" fo:color="#444444" style:font-name="Helvetica" fo:font-size="24pt" fo:letter-spacing="normal" fo:font-style="normal" fo:font-weight="bold" officeooo:paragraph-rsid="001da82f" style:font-size-asian="24pt" style:font-weight-asian="bold" style:font-size-complex="24pt" style:font-weight-complex="bold"/>
    </style:style>
    <style:style style:name="P3" style:family="paragraph" style:parent-style-name="Standard">
      <style:paragraph-properties fo:margin-left="0cm" fo:margin-right="0cm" fo:margin-top="0.049cm" fo:margin-bottom="0.049cm" style:contextual-spacing="false" style:line-height-at-least="0.423cm" fo:text-align="start" style:justify-single-word="false" fo:orphans="2" fo:widows="2" fo:text-indent="0cm" style:auto-text-indent="false"/>
      <style:text-properties fo:font-variant="normal" fo:text-transform="none" fo:color="#444444" style:font-name="Helvetica" fo:font-size="9.75pt" fo:letter-spacing="normal" fo:font-style="normal" fo:font-weight="normal" officeooo:paragraph-rsid="001da82f"/>
    </style:style>
    <style:style style:name="P4" style:family="paragraph" style:parent-style-name="Standard">
      <style:paragraph-properties fo:margin-left="0cm" fo:margin-right="0cm" fo:margin-top="0.049cm" fo:margin-bottom="0.049cm" style:contextual-spacing="false" style:line-height-at-least="0.423cm" fo:text-align="start" style:justify-single-word="false" fo:orphans="2" fo:widows="2" fo:text-indent="0cm" style:auto-text-indent="false"/>
      <style:text-properties fo:font-variant="normal" fo:text-transform="none" fo:color="#444444" style:font-name="Helvetica" fo:font-size="12pt" fo:letter-spacing="normal" fo:font-style="normal" fo:font-weight="bold" officeooo:paragraph-rsid="001da82f"/>
    </style:style>
    <style:style style:name="P5" style:family="paragraph" style:parent-style-name="Standard">
      <style:paragraph-properties fo:margin-left="0cm" fo:margin-right="0cm" fo:margin-top="0.049cm" fo:margin-bottom="0.049cm" style:contextual-spacing="false" style:line-height-at-least="0.423cm" fo:text-align="start" style:justify-single-word="false" fo:orphans="2" fo:widows="2" fo:text-indent="0cm" style:auto-text-indent="false"/>
      <style:text-properties officeooo:paragraph-rsid="001da82f"/>
    </style:style>
    <style:style style:name="P6" style:family="paragraph" style:parent-style-name="Standard">
      <style:paragraph-properties fo:margin-top="0.049cm" fo:margin-bottom="0.049cm" style:contextual-spacing="false"/>
    </style:style>
    <style:style style:name="P7" style:family="paragraph" style:parent-style-name="Standard">
      <style:paragraph-properties fo:margin-top="0.049cm" fo:margin-bottom="0.049cm" style:contextual-spacing="false" style:line-height-at-least="0.423cm" fo:text-align="start" style:justify-single-word="false" fo:orphans="2" fo:widows="2"/>
    </style:style>
    <style:style style:name="P8" style:family="paragraph" style:parent-style-name="Standard">
      <style:paragraph-properties fo:margin-top="0.049cm" fo:margin-bottom="0.049cm" style:contextual-spacing="false" style:line-height-at-least="0.423cm" fo:text-align="start" style:justify-single-word="false" fo:orphans="2" fo:widows="2"/>
      <style:text-properties officeooo:paragraph-rsid="001da82f"/>
    </style:style>
    <style:style style:name="P9" style:family="paragraph" style:parent-style-name="Standard">
      <style:paragraph-properties fo:margin-top="0.049cm" fo:margin-bottom="0.049cm" style:contextual-spacing="false" style:line-height-at-least="0.423cm" fo:text-align="start" style:justify-single-word="false" fo:orphans="2" fo:widows="2"/>
      <style:text-properties fo:font-weight="normal"/>
    </style:style>
    <style:style style:name="P10" style:family="paragraph" style:parent-style-name="Standard">
      <style:paragraph-properties fo:margin-top="0.049cm" fo:margin-bottom="0.049cm" style:contextual-spacing="false" style:line-height-at-least="0.423cm" fo:text-align="start" style:justify-single-word="false" fo:orphans="2" fo:widows="2"/>
      <style:text-properties fo:font-weight="bold"/>
    </style:style>
    <style:style style:name="P11" style:family="paragraph" style:parent-style-name="Standard">
      <style:paragraph-properties fo:margin-top="0.049cm" fo:margin-bottom="0.049cm" style:contextual-spacing="false" style:line-height-at-least="0.423cm" fo:text-align="start" style:justify-single-word="false" fo:orphans="2" fo:widows="2"/>
      <style:text-properties fo:font-variant="normal" fo:text-transform="none" fo:color="#444444" style:font-name="Helvetica" fo:font-size="12pt" fo:letter-spacing="normal" fo:font-style="normal" fo:font-weight="bold"/>
    </style:style>
    <style:style style:name="T1" style:family="text">
      <style:text-properties fo:font-weight="bold"/>
    </style:style>
    <style:style style:name="T2" style:family="text">
      <style:text-properties officeooo:rsid="001da82f"/>
    </style:style>
    <style:style style:name="T3" style:family="text">
      <style:text-properties style:text-underline-style="solid" style:text-underline-width="auto" style:text-underline-color="font-color"/>
    </style:style>
    <style:style style:name="T4" style:family="text">
      <style:text-properties fo:font-variant="normal" fo:text-transform="none" fo:color="#444444" style:font-name="Helvetica" fo:font-size="9.75pt" fo:letter-spacing="normal" fo:font-style="normal"/>
    </style:style>
    <style:style style:name="T5" style:family="text">
      <style:text-properties fo:font-variant="normal" fo:text-transform="none" fo:color="#444444" style:font-name="Helvetica" fo:font-size="9.75pt" fo:letter-spacing="normal" fo:font-style="normal" fo:font-weight="normal"/>
    </style:style>
    <style:style style:name="T6" style:family="text">
      <style:text-properties fo:font-variant="normal" fo:text-transform="none" fo:color="#444444" style:font-name="Helvetica" fo:font-size="9.75pt" fo:letter-spacing="normal" fo:font-style="normal" fo:font-weight="bold"/>
    </style:style>
    <style:style style:name="T7" style:family="text">
      <style:text-properties fo:font-variant="normal" fo:text-transform="none" fo:color="#444444" style:font-name="Helvetica" fo:font-size="12pt" fo:letter-spacing="normal" fo:font-style="normal" fo:font-weight="bold"/>
    </style:style>
    <style:style style:name="T8" style:family="text">
      <style:text-properties fo:font-variant="normal" fo:text-transform="none" fo:color="#003965" fo:letter-spacing="normal" style:text-underline-style="solid" style:text-underline-width="auto" style:text-underline-color="font-color"/>
    </style:style>
    <style:style style:name="T9" style:family="text">
      <style:text-properties fo:font-variant="normal" fo:text-transform="none" fo:color="#003965" style:font-name="Helvetica" fo:font-size="12pt" fo:letter-spacing="normal" fo:font-style="normal" style:text-underline-style="solid" style:text-underline-width="auto" style:text-underline-color="font-color" fo:font-weight="bold"/>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11905*" fo:start-indent="0cm" fo:end-indent="0.249cm"/>
          <style:column style:rel-width="11906*" fo:start-indent="0.249cm" fo:end-indent="0cm"/>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text:span text:style-name="T2">Using the Scoreboard</text:span></text:p>
        <text:p text:style-name="P4">Teams</text:p>
        <text:p text:style-name="P3">Before the game starts you'll probably want to identify the teams. Click the team Titles to enter the colour for each team.</text:p>
        <text:p text:style-name="P5"><text:span text:style-name="T8"><draw:a xlink:type="simple" xlink:href="https://sites.google.com/a/verner.co.nz/canoepoloscoreboard/using-the-scoreboard/Team%20Colours.png?attredirects=0"><draw:frame draw:style-name="fr1" draw:name="graphics1" text:anchor-type="as-char" svg:width="11cm" svg:height="2.96cm" draw:z-index="7"><draw:image xlink:href="https://sites.google.com/a/verner.co.nz/canoepoloscoreboard/_/rsrc/1358317694505/using-the-scoreboard/Team%20Colours.png" xlink:type="simple" xlink:show="embed" xlink:actuate="onLoad"/></draw:frame></draw:a></text:span></text:p>
        <text:p text:style-name="P5"><text:span text:style-name="T9"/></text:p>
        <text:p text:style-name="P5"><text:span text:style-name="T7">Scoring</text:span></text:p>
        <text:p text:style-name="P8"><text:span text:style-name="T5">When a team scores a goal just click or tap on the big score button with the green plus, or use the displayed keyboard shortcut. When the Scoreboard is running in Competition Mode you'll be asked to pick the number of the player who scored the goal.</text:span></text:p>
        <text:p text:style-name="P8"><text:span text:style-name="T8"><draw:a xlink:type="simple" xlink:href="https://sites.google.com/a/verner.co.nz/canoepoloscoreboard/using-the-scoreboard/Scoring.png?attredirects=0"><draw:frame draw:style-name="fr1" draw:name="graphics2" text:anchor-type="as-char" svg:width="11cm" svg:height="7.13cm" draw:z-index="6"><draw:image xlink:href="https://sites.google.com/a/verner.co.nz/canoepoloscoreboard/_/rsrc/1358319373659/using-the-scoreboard/Scoring.png" xlink:type="simple" xlink:show="embed" xlink:actuate="onLoad"/></draw:frame></draw:a></text:span></text:p>
        <text:p text:style-name="P8"><text:span text:style-name="T9"/></text:p>
        <text:p text:style-name="P8"><text:span text:style-name="T7">Controlling Time</text:span></text:p>
        <text:p text:style-name="P7"><text:span text:style-name="T5">You can pause and resume games by clicking the Pause/Resume button or by pressing </text:span><text:span text:style-name="T6">p</text:span><text:span text:style-name="T5"> on the keyboard. You can also adjust when game periods start or end using the game period tools.</text:span></text:p>
        <text:p text:style-name="P8"><text:span text:style-name="T8"><draw:a xlink:type="simple" xlink:href="https://sites.google.com/a/verner.co.nz/canoepoloscoreboard/using-the-scoreboard/Controlling%20Time.png?attredirects=0"><draw:frame draw:style-name="fr2" draw:name="graphics3" text:anchor-type="as-char" svg:width="11cm" svg:height="4.26cm" draw:z-index="4"><draw:image xlink:href="https://sites.google.com/a/verner.co.nz/canoepoloscoreboard/_/rsrc/1358320165289/using-the-scoreboard/Controlling%20Time.png" xlink:type="simple" xlink:show="embed" xlink:actuate="onLoad"/></draw:frame></draw:a></text:span></text:p>
        <text:p text:style-name="P8"><text:span text:style-name="T8"/></text:p>
        <text:p text:style-name="P8"><text:span text:style-name="T7">Shot Clock</text:span></text:p>
        <text:p text:style-name="P9"><text:span text:style-name="T4">You run the Shot Clock using the buttons in the centre of the screen. The shot clock will not appear on the Secondary screen until you activate it.</text:span></text:p>
        <text:p text:style-name="P7"><text:span text:style-name="T8"><draw:a xlink:type="simple" xlink:href="https://sites.google.com/a/verner.co.nz/canoepoloscoreboard/using-the-scoreboard/Shot%20Clock.png?attredirects=0"><draw:frame draw:style-name="fr2" draw:name="graphics4" text:anchor-type="as-char" svg:width="11cm" svg:height="5.489cm" draw:z-index="0"><draw:image xlink:href="https://sites.google.com/a/verner.co.nz/canoepoloscoreboard/_/rsrc/1358321895463/using-the-scoreboard/Shot%20Clock.png" xlink:type="simple" xlink:show="embed" xlink:actuate="onLoad"/></draw:frame></draw:a></text:span></text:p>
        <text:p text:style-name="P10"/>
        <text:p text:style-name="P11"/>
        <text:p text:style-name="P11">Cards</text:p>
        <text:p text:style-name="P7"><text:span text:style-name="T5">You can add cards for player offences by clicking on the Add Card buttons for each team.</text:span></text:p>
        <text:p text:style-name="P8"><text:span text:style-name="T8"><draw:a xlink:type="simple" xlink:href="https://sites.google.com/a/verner.co.nz/canoepoloscoreboard/using-the-scoreboard/Card.png?attredirects=0"><draw:frame draw:style-name="fr2" draw:name="graphics5" text:anchor-type="as-char" svg:width="14cm" svg:height="6.519cm" draw:z-index="5"><draw:image xlink:href="https://sites.google.com/a/verner.co.nz/canoepoloscoreboard/_/rsrc/1358321233109/using-the-scoreboard/Card.png" xlink:type="simple" xlink:show="embed" xlink:actuate="onLoad"/></draw:frame></draw:a></text:span></text:p>
        <text:p text:style-name="P8"><text:span text:style-name="T5">If you add a Yellow Card a countdown timer will appear at the bottom of the screen. You can add multiple Yellow Cards and have multiple countdown timers.</text:span></text:p>
        <text:p text:style-name="P7"><text:span text:style-name="T8"><draw:a xlink:type="simple" xlink:href="https://sites.google.com/a/verner.co.nz/canoepoloscoreboard/using-the-scoreboard/Card%20Countdown.png?attredirects=0"><draw:frame draw:style-name="fr2" draw:name="graphics6" text:anchor-type="as-char" svg:width="14cm" svg:height="3.221cm" draw:z-index="1"><draw:image xlink:href="https://sites.google.com/a/verner.co.nz/canoepoloscoreboard/_/rsrc/1358321315063/using-the-scoreboard/Card%20Countdown.png" xlink:type="simple" xlink:show="embed" xlink:actuate="onLoad"/></draw:frame></draw:a></text:span></text:p>
        <text:p text:style-name="P7"/>
        <text:p text:style-name="P11">Extra Time</text:p>
        <text:p text:style-name="P7"><text:span text:style-name="T5">When the Scoreboard is running in Competition Mode and a game ends in a Draw, you'll be asked if you want to run extra time.</text:span></text:p>
        <text:p text:style-name="P7"><text:span text:style-name="T5">When you start the extra period you the extra period will start paused, and you'll have to click the Pause/Resume button when the ref starts the game. You can adjust the period times if you want it to count down for 2 or 3 minutes.</text:span></text:p>
        <text:p text:style-name="P7"><text:span text:style-name="T8"><draw:a xlink:type="simple" xlink:href="https://sites.google.com/a/verner.co.nz/canoepoloscoreboard/using-the-scoreboard/Extra%20Time.png?attredirects=0"><draw:frame draw:style-name="fr2" draw:name="graphics7" text:anchor-type="as-char" svg:width="16cm" svg:height="4.63cm" draw:z-index="2"><draw:image xlink:href="https://sites.google.com/a/verner.co.nz/canoepoloscoreboard/_/rsrc/1358320683641/using-the-scoreboard/Extra%20Time.png" xlink:type="simple" xlink:show="embed" xlink:actuate="onLoad"/></draw:frame></draw:a></text:span></text:p>
        <text:p text:style-name="P7"><text:span text:style-name="T5">Once someone scores a goal you can end the extra period by clicking the big red X in the corner of the periods list.</text:span></text:p>
        <text:p text:style-name="P7"><text:span text:style-name="T8"><draw:a xlink:type="simple" xlink:href="https://sites.google.com/a/verner.co.nz/canoepoloscoreboard/using-the-scoreboard/Extra%20Time%20End.png?attredirects=0"><draw:frame draw:style-name="fr2" draw:name="graphics8" text:anchor-type="as-char" svg:width="9.34cm" svg:height="2.593cm" draw:z-index="3"><draw:image xlink:href="https://sites.google.com/a/verner.co.nz/canoepoloscoreboard/_/rsrc/1358320701549/using-the-scoreboard/Extra%20Time%20End.png" xlink:type="simple" xlink:show="embed" xlink:actuate="onLoad"/></draw:frame></draw:a></text:span></text:p>
        <text:p text:style-name="P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Helvetica" svg:font-family="Helvetica, Arial, Verdana, sans-serif"/>
    <style:font-face style:name="Mangal1" svg:font-family="Mangal"/>
    <style:font-face style:name="Trebuchet MS" svg:font-family="'Trebuchet MS',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42cm" fo:page-height="29.7cm" style:num-format="1" style:print-orientation="landscape" fo:margin="0cm"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6T20:45:52.65</meta:creation-date>
    <dc:date>2013-01-16T21:06:07.63</dc:date>
    <meta:editing-duration>PT16M32S</meta:editing-duration>
    <meta:editing-cycles>3</meta:editing-cycles>
    <meta:generator>LibreOffice/3.6$Windows_x86 LibreOffice_project/2ef5aff-a6fb0ff-166bdff-cf087ad-0f1389</meta:generator>
    <meta:document-statistic meta:table-count="0" meta:image-count="8" meta:object-count="0" meta:page-count="1" meta:paragraph-count="24" meta:word-count="281" meta:character-count="1492" meta:non-whitespace-character-count="1219"/>
  </office:meta>
</office:document-meta>
</file>